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snehab03.github.io/Sneha3103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6:52:53.364450682</meta:creation-date>
    <dc:date>2022-04-16T16:53:32.390570282</dc:date>
    <meta:editing-duration>PT3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37" meta:non-whitespace-character-count="37"/>
  </office:meta>
</office:document-meta>
</file>